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2.211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8.152cm" svg:y="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2.461cm" svg:x="10.395cm" svg:y="11.202cm">
          <draw:text-box>
            <text:p text:style-name="P1"><text:span text:style-name="T1">6</text:span></text:p>
          </draw:text-box>
        </draw:frame>
        <draw:custom-shape draw:style-name="gr3" draw:text-style-name="P1" draw:layer="layout" svg:width="5.715cm" svg:height="1.608cm" svg:x="8.338cm" svg:y="7.2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139cm" svg:x="8.363cm" svg:y="7.533cm">
          <draw:text-box>
            <text:p text:style-name="P1"><text:span text:style-name="T2">Unroll Cable</text:span></text:p>
          </draw:text-box>
        </draw:frame>
        <draw:custom-shape draw:style-name="gr1" draw:text-style-name="P1" draw:layer="layout" svg:width="6.096cm" svg:height="6.096cm" svg:x="15.65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2.461cm" svg:x="17.895cm" svg:y="11.223cm">
          <draw:text-box>
            <text:p text:style-name="P1"><text:span text:style-name="T1">7</text:span></text:p>
          </draw:text-box>
        </draw:frame>
        <draw:custom-shape draw:style-name="gr3" draw:text-style-name="P1" draw:layer="layout" svg:width="5.715cm" svg:height="1.608cm" svg:x="15.838cm" svg:y="7.3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139cm" svg:x="15.863cm" svg:y="7.554cm">
          <draw:text-box>
            <text:p text:style-name="P1"><text:span text:style-name="T2">Place Cable</text:span></text:p>
          </draw:text-box>
        </draw:frame>
        <draw:custom-shape draw:style-name="gr5" draw:text-style-name="P1" draw:layer="layout" svg:width="6.096cm" svg:height="6.096cm" svg:x="1.925cm" svg:y="13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24cm" svg:height="1.356cm" svg:x="4.168cm" svg:y="19.45cm">
          <draw:text-box>
            <text:p text:style-name="P1"><text:span text:style-name="T1">5</text:span></text:p>
          </draw:text-box>
        </draw:frame>
        <draw:custom-shape draw:style-name="gr3" draw:text-style-name="P1" draw:layer="layout" svg:width="5.715cm" svg:height="1.608cm" svg:x="2.111cm" svg:y="15.52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5cm" svg:height="1.843cm" svg:x="2.136cm" svg:y="15.381cm">
          <draw:text-box>
            <text:p text:style-name="P1"><text:span text:style-name="T2">Take Out</text:span></text:p>
            <text:p text:style-name="P1"><text:span text:style-name="T2">C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0:37.497859672</meta:creation-date>
    <dc:date>2016-06-15T09:16:24.188352997</dc:date>
    <meta:editing-duration>PT31M29S</meta:editing-duration>
    <meta:editing-cycles>10</meta:editing-cycles>
    <meta:generator>LibreOffice/4.2.8.2$Linux_X86_64 LibreOffice_project/420m0$Build-2</meta:generator>
    <meta:document-statistic meta:object-count="12"/>
  </office:meta>
</office:document-meta>
</file>